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Sampling</text:p>
          </table:table-cell>
          <table:table-cell office:value-type="string" calcext:value-type="string">
            <text:p>tMSSP</text:p>
          </table:table-cell>
          <table:table-cell office:value-type="string" calcext:value-type="string">
            <text:p>tEdges</text:p>
          </table:table-cell>
          <table:table-cell office:value-type="string" calcext:value-type="string">
            <text:p>terms</text:p>
          </table:table-cell>
          <table:table-cell office:value-type="string" calcext:value-type="string">
            <text:p>tSGD</text:p>
          </table:table-cell>
          <table:table-cell office:value-type="string" calcext:value-type="string">
            <text:p>tTotal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12261" calcext:value-type="float">
            <text:p>0.212261</text:p>
          </table:table-cell>
          <table:table-cell office:value-type="float" office:value="1.18233" calcext:value-type="float">
            <text:p>1.18233</text:p>
          </table:table-cell>
          <table:table-cell office:value-type="float" office:value="0.009145" calcext:value-type="float">
            <text:p>0.009145</text:p>
          </table:table-cell>
          <table:table-cell office:value-type="float" office:value="406455" calcext:value-type="float">
            <text:p>406455</text:p>
          </table:table-cell>
          <table:table-cell office:value-type="float" office:value="0.496057" calcext:value-type="float">
            <text:p>0.496057</text:p>
          </table:table-cell>
          <table:table-cell office:value-type="float" office:value="1.92959" calcext:value-type="float">
            <text:p>1.929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45135" calcext:value-type="float">
            <text:p>0.245135</text:p>
          </table:table-cell>
          <table:table-cell office:value-type="float" office:value="1.15391" calcext:value-type="float">
            <text:p>1.15391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485070" calcext:value-type="float">
            <text:p>485070</text:p>
          </table:table-cell>
          <table:table-cell office:value-type="float" office:value="0.474959" calcext:value-type="float">
            <text:p>0.474959</text:p>
          </table:table-cell>
          <table:table-cell office:value-type="float" office:value="1.90547" calcext:value-type="float">
            <text:p>1.905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93479" calcext:value-type="float">
            <text:p>0.293479</text:p>
          </table:table-cell>
          <table:table-cell office:value-type="float" office:value="1.21383" calcext:value-type="float">
            <text:p>1.21383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563585" calcext:value-type="float">
            <text:p>563585</text:p>
          </table:table-cell>
          <table:table-cell office:value-type="float" office:value="0.571512" calcext:value-type="float">
            <text:p>0.571512</text:p>
          </table:table-cell>
          <table:table-cell office:value-type="float" office:value="2.13167" calcext:value-type="float">
            <text:p>2.131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531" calcext:value-type="float">
            <text:p>0.333531</text:p>
          </table:table-cell>
          <table:table-cell office:value-type="float" office:value="1.37867" calcext:value-type="float">
            <text:p>1.37867</text:p>
          </table:table-cell>
          <table:table-cell office:value-type="float" office:value="0.006018" calcext:value-type="float">
            <text:p>0.006018</text:p>
          </table:table-cell>
          <table:table-cell office:value-type="float" office:value="642000" calcext:value-type="float">
            <text:p>642000</text:p>
          </table:table-cell>
          <table:table-cell office:value-type="float" office:value="0.735358" calcext:value-type="float">
            <text:p>0.735358</text:p>
          </table:table-cell>
          <table:table-cell office:value-type="float" office:value="2.50951" calcext:value-type="float">
            <text:p>2.509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75921" calcext:value-type="float">
            <text:p>0.475921</text:p>
          </table:table-cell>
          <table:table-cell office:value-type="float" office:value="1.40148" calcext:value-type="float">
            <text:p>1.40148</text:p>
          </table:table-cell>
          <table:table-cell office:value-type="float" office:value="0.005932" calcext:value-type="float">
            <text:p>0.005932</text:p>
          </table:table-cell>
          <table:table-cell office:value-type="float" office:value="720315" calcext:value-type="float">
            <text:p>720315</text:p>
          </table:table-cell>
          <table:table-cell office:value-type="float" office:value="0.998471" calcext:value-type="float">
            <text:p>0.998471</text:p>
          </table:table-cell>
          <table:table-cell office:value-type="float" office:value="2.94098" calcext:value-type="float">
            <text:p>2.940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6576" calcext:value-type="float">
            <text:p>0.486576</text:p>
          </table:table-cell>
          <table:table-cell office:value-type="float" office:value="1.43062" calcext:value-type="float">
            <text:p>1.43062</text:p>
          </table:table-cell>
          <table:table-cell office:value-type="float" office:value="0.005372" calcext:value-type="float">
            <text:p>0.005372</text:p>
          </table:table-cell>
          <table:table-cell office:value-type="float" office:value="798531" calcext:value-type="float">
            <text:p>798531</text:p>
          </table:table-cell>
          <table:table-cell office:value-type="float" office:value="0.850599" calcext:value-type="float">
            <text:p>0.850599</text:p>
          </table:table-cell>
          <table:table-cell office:value-type="float" office:value="2.82711" calcext:value-type="float">
            <text:p>2.827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42244" calcext:value-type="float">
            <text:p>0.542244</text:p>
          </table:table-cell>
          <table:table-cell office:value-type="float" office:value="1.49875" calcext:value-type="float">
            <text:p>1.49875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876645" calcext:value-type="float">
            <text:p>876645</text:p>
          </table:table-cell>
          <table:table-cell office:value-type="float" office:value="1.11016" calcext:value-type="float">
            <text:p>1.11016</text:p>
          </table:table-cell>
          <table:table-cell office:value-type="float" office:value="3.2117" calcext:value-type="float">
            <text:p>3.2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867351" calcext:value-type="float">
            <text:p>0.867351</text:p>
          </table:table-cell>
          <table:table-cell office:value-type="float" office:value="1.59345" calcext:value-type="float">
            <text:p>1.59345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954660" calcext:value-type="float">
            <text:p>954660</text:p>
          </table:table-cell>
          <table:table-cell office:value-type="float" office:value="1.13856" calcext:value-type="float">
            <text:p>1.13856</text:p>
          </table:table-cell>
          <table:table-cell office:value-type="float" office:value="3.66618" calcext:value-type="float">
            <text:p>3.666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1.6623" calcext:value-type="float">
            <text:p>1.6623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1032578" calcext:value-type="float">
            <text:p>1032578</text:p>
          </table:table-cell>
          <table:table-cell office:value-type="float" office:value="1.49431" calcext:value-type="float">
            <text:p>1.49431</text:p>
          </table:table-cell>
          <table:table-cell office:value-type="float" office:value="3.81161" calcext:value-type="float">
            <text:p>3.8116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897325" calcext:value-type="float">
            <text:p>0.897325</text:p>
          </table:table-cell>
          <table:table-cell office:value-type="float" office:value="1.66771" calcext:value-type="float">
            <text:p>1.66771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1110390" calcext:value-type="float">
            <text:p>1110390</text:p>
          </table:table-cell>
          <table:table-cell office:value-type="float" office:value="1.47431" calcext:value-type="float">
            <text:p>1.47431</text:p>
          </table:table-cell>
          <table:table-cell office:value-type="float" office:value="4.1388" calcext:value-type="float">
            <text:p>4.138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80387" calcext:value-type="float">
            <text:p>0.780387</text:p>
          </table:table-cell>
          <table:table-cell office:value-type="float" office:value="1.53218" calcext:value-type="float">
            <text:p>1.53218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1188105" calcext:value-type="float">
            <text:p>1188105</text:p>
          </table:table-cell>
          <table:table-cell office:value-type="float" office:value="1.36069" calcext:value-type="float">
            <text:p>1.36069</text:p>
          </table:table-cell>
          <table:table-cell office:value-type="float" office:value="3.76551" calcext:value-type="float">
            <text:p>3.765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3211" calcext:value-type="float">
            <text:p>0.663211</text:p>
          </table:table-cell>
          <table:table-cell office:value-type="float" office:value="1.54191" calcext:value-type="float">
            <text:p>1.54191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1265721" calcext:value-type="float">
            <text:p>1265721</text:p>
          </table:table-cell>
          <table:table-cell office:value-type="float" office:value="1.4621" calcext:value-type="float">
            <text:p>1.4621</text:p>
          </table:table-cell>
          <table:table-cell office:value-type="float" office:value="3.75887" calcext:value-type="float">
            <text:p>3.758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723108" calcext:value-type="float">
            <text:p>0.723108</text:p>
          </table:table-cell>
          <table:table-cell office:value-type="float" office:value="1.59676" calcext:value-type="float">
            <text:p>1.59676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1343236" calcext:value-type="float">
            <text:p>1343236</text:p>
          </table:table-cell>
          <table:table-cell office:value-type="float" office:value="1.55809" calcext:value-type="float">
            <text:p>1.55809</text:p>
          </table:table-cell>
          <table:table-cell office:value-type="float" office:value="3.9706" calcext:value-type="float">
            <text:p>3.97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48362" calcext:value-type="float">
            <text:p>0.748362</text:p>
          </table:table-cell>
          <table:table-cell office:value-type="float" office:value="1.62954" calcext:value-type="float">
            <text:p>1.62954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1420651" calcext:value-type="float">
            <text:p>1420651</text:p>
          </table:table-cell>
          <table:table-cell office:value-type="float" office:value="1.65353" calcext:value-type="float">
            <text:p>1.65353</text:p>
          </table:table-cell>
          <table:table-cell office:value-type="float" office:value="4.12989" calcext:value-type="float">
            <text:p>4.129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834308" calcext:value-type="float">
            <text:p>0.834308</text:p>
          </table:table-cell>
          <table:table-cell office:value-type="float" office:value="1.67848" calcext:value-type="float">
            <text:p>1.67848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1497966" calcext:value-type="float">
            <text:p>1497966</text:p>
          </table:table-cell>
          <table:table-cell office:value-type="float" office:value="1.72813" calcext:value-type="float">
            <text:p>1.72813</text:p>
          </table:table-cell>
          <table:table-cell office:value-type="float" office:value="4.33849" calcext:value-type="float">
            <text:p>4.338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45973" calcext:value-type="float">
            <text:p>0.845973</text:p>
          </table:table-cell>
          <table:table-cell office:value-type="float" office:value="1.71887" calcext:value-type="float">
            <text:p>1.71887</text:p>
          </table:table-cell>
          <table:table-cell office:value-type="float" office:value="0.005805" calcext:value-type="float">
            <text:p>0.005805</text:p>
          </table:table-cell>
          <table:table-cell office:value-type="float" office:value="1575182" calcext:value-type="float">
            <text:p>1575182</text:p>
          </table:table-cell>
          <table:table-cell office:value-type="float" office:value="1.83396" calcext:value-type="float">
            <text:p>1.83396</text:p>
          </table:table-cell>
          <table:table-cell office:value-type="float" office:value="4.50292" calcext:value-type="float">
            <text:p>4.5029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88307" calcext:value-type="float">
            <text:p>0.88307</text:p>
          </table:table-cell>
          <table:table-cell office:value-type="float" office:value="1.75476" calcext:value-type="float">
            <text:p>1.75476</text:p>
          </table:table-cell>
          <table:table-cell office:value-type="float" office:value="0.005821" calcext:value-type="float">
            <text:p>0.005821</text:p>
          </table:table-cell>
          <table:table-cell office:value-type="float" office:value="1652298" calcext:value-type="float">
            <text:p>1652298</text:p>
          </table:table-cell>
          <table:table-cell office:value-type="float" office:value="1.9199" calcext:value-type="float">
            <text:p>1.9199</text:p>
          </table:table-cell>
          <table:table-cell office:value-type="float" office:value="4.66392" calcext:value-type="float">
            <text:p>4.663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00838" calcext:value-type="float">
            <text:p>1.00838</text:p>
          </table:table-cell>
          <table:table-cell office:value-type="float" office:value="1.80667" calcext:value-type="float">
            <text:p>1.80667</text:p>
          </table:table-cell>
          <table:table-cell office:value-type="float" office:value="0.006668" calcext:value-type="float">
            <text:p>0.006668</text:p>
          </table:table-cell>
          <table:table-cell office:value-type="float" office:value="1729311" calcext:value-type="float">
            <text:p>1729311</text:p>
          </table:table-cell>
          <table:table-cell office:value-type="float" office:value="2.04095" calcext:value-type="float">
            <text:p>2.04095</text:p>
          </table:table-cell>
          <table:table-cell office:value-type="float" office:value="4.9699" calcext:value-type="float">
            <text:p>4.96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7341" calcext:value-type="float">
            <text:p>0.97341</text:p>
          </table:table-cell>
          <table:table-cell office:value-type="float" office:value="1.79594" calcext:value-type="float">
            <text:p>1.79594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1806229" calcext:value-type="float">
            <text:p>1806229</text:p>
          </table:table-cell>
          <table:table-cell office:value-type="float" office:value="2.11617" calcext:value-type="float">
            <text:p>2.11617</text:p>
          </table:table-cell>
          <table:table-cell office:value-type="float" office:value="5.00079" calcext:value-type="float">
            <text:p>5.0007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0909" calcext:value-type="float">
            <text:p>1.0909</text:p>
          </table:table-cell>
          <table:table-cell office:value-type="float" office:value="1.81248" calcext:value-type="float">
            <text:p>1.81248</text:p>
          </table:table-cell>
          <table:table-cell office:value-type="float" office:value="0.005843" calcext:value-type="float">
            <text:p>0.005843</text:p>
          </table:table-cell>
          <table:table-cell office:value-type="float" office:value="1883046" calcext:value-type="float">
            <text:p>1883046</text:p>
          </table:table-cell>
          <table:table-cell office:value-type="float" office:value="2.18468" calcext:value-type="float">
            <text:p>2.18468</text:p>
          </table:table-cell>
          <table:table-cell office:value-type="float" office:value="5.19888" calcext:value-type="float">
            <text:p>5.198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3359" calcext:value-type="float">
            <text:p>1.03359</text:p>
          </table:table-cell>
          <table:table-cell office:value-type="float" office:value="1.86455" calcext:value-type="float">
            <text:p>1.86455</text:p>
          </table:table-cell>
          <table:table-cell office:value-type="float" office:value="0.006766" calcext:value-type="float">
            <text:p>0.006766</text:p>
          </table:table-cell>
          <table:table-cell office:value-type="float" office:value="1959760" calcext:value-type="float">
            <text:p>1959760</text:p>
          </table:table-cell>
          <table:table-cell office:value-type="float" office:value="2.27883" calcext:value-type="float">
            <text:p>2.27883</text:p>
          </table:table-cell>
          <table:table-cell office:value-type="float" office:value="5.29356" calcext:value-type="float">
            <text:p>5.2935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08603" calcext:value-type="float">
            <text:p>1.08603</text:p>
          </table:table-cell>
          <table:table-cell office:value-type="float" office:value="1.89724" calcext:value-type="float">
            <text:p>1.89724</text:p>
          </table:table-cell>
          <table:table-cell office:value-type="float" office:value="0.006809" calcext:value-type="float">
            <text:p>0.006809</text:p>
          </table:table-cell>
          <table:table-cell office:value-type="float" office:value="2036372" calcext:value-type="float">
            <text:p>2036372</text:p>
          </table:table-cell>
          <table:table-cell office:value-type="float" office:value="2.37448" calcext:value-type="float">
            <text:p>2.37448</text:p>
          </table:table-cell>
          <table:table-cell office:value-type="float" office:value="5.47615" calcext:value-type="float">
            <text:p>5.476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12154" calcext:value-type="float">
            <text:p>1.12154</text:p>
          </table:table-cell>
          <table:table-cell office:value-type="float" office:value="1.90316" calcext:value-type="float">
            <text:p>1.90316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2112890" calcext:value-type="float">
            <text:p>2112890</text:p>
          </table:table-cell>
          <table:table-cell office:value-type="float" office:value="2.48263" calcext:value-type="float">
            <text:p>2.48263</text:p>
          </table:table-cell>
          <table:table-cell office:value-type="float" office:value="5.65883" calcext:value-type="float">
            <text:p>5.658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1604" calcext:value-type="float">
            <text:p>1.1604</text:p>
          </table:table-cell>
          <table:table-cell office:value-type="float" office:value="1.94471" calcext:value-type="float">
            <text:p>1.94471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2189305" calcext:value-type="float">
            <text:p>2189305</text:p>
          </table:table-cell>
          <table:table-cell office:value-type="float" office:value="2.57985" calcext:value-type="float">
            <text:p>2.57985</text:p>
          </table:table-cell>
          <table:table-cell office:value-type="float" office:value="5.83786" calcext:value-type="float">
            <text:p>5.8378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21154" calcext:value-type="float">
            <text:p>1.21154</text:p>
          </table:table-cell>
          <table:table-cell office:value-type="float" office:value="1.91999" calcext:value-type="float">
            <text:p>1.91999</text:p>
          </table:table-cell>
          <table:table-cell office:value-type="float" office:value="0.005899" calcext:value-type="float">
            <text:p>0.005899</text:p>
          </table:table-cell>
          <table:table-cell office:value-type="float" office:value="2265622" calcext:value-type="float">
            <text:p>2265622</text:p>
          </table:table-cell>
          <table:table-cell office:value-type="float" office:value="2.66769" calcext:value-type="float">
            <text:p>2.66769</text:p>
          </table:table-cell>
          <table:table-cell office:value-type="float" office:value="5.95431" calcext:value-type="float">
            <text:p>5.954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5109" calcext:value-type="float">
            <text:p>1.25109</text:p>
          </table:table-cell>
          <table:table-cell office:value-type="float" office:value="2.0286" calcext:value-type="float">
            <text:p>2.0286</text:p>
          </table:table-cell>
          <table:table-cell office:value-type="float" office:value="0.006398" calcext:value-type="float">
            <text:p>0.006398</text:p>
          </table:table-cell>
          <table:table-cell office:value-type="float" office:value="2341840" calcext:value-type="float">
            <text:p>2341840</text:p>
          </table:table-cell>
          <table:table-cell office:value-type="float" office:value="2.7791" calcext:value-type="float">
            <text:p>2.7791</text:p>
          </table:table-cell>
          <table:table-cell office:value-type="float" office:value="6.22151" calcext:value-type="float">
            <text:p>6.2215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3103" calcext:value-type="float">
            <text:p>1.3103</text:p>
          </table:table-cell>
          <table:table-cell office:value-type="float" office:value="2.06515" calcext:value-type="float">
            <text:p>2.06515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2417953" calcext:value-type="float">
            <text:p>2417953</text:p>
          </table:table-cell>
          <table:table-cell office:value-type="float" office:value="2.89195" calcext:value-type="float">
            <text:p>2.89195</text:p>
          </table:table-cell>
          <table:table-cell office:value-type="float" office:value="6.43044" calcext:value-type="float">
            <text:p>6.430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34484" calcext:value-type="float">
            <text:p>1.34484</text:p>
          </table:table-cell>
          <table:table-cell office:value-type="float" office:value="2.09453" calcext:value-type="float">
            <text:p>2.09453</text:p>
          </table:table-cell>
          <table:table-cell office:value-type="float" office:value="0.006842" calcext:value-type="float">
            <text:p>0.006842</text:p>
          </table:table-cell>
          <table:table-cell office:value-type="float" office:value="2493966" calcext:value-type="float">
            <text:p>2493966</text:p>
          </table:table-cell>
          <table:table-cell office:value-type="float" office:value="2.99038" calcext:value-type="float">
            <text:p>2.99038</text:p>
          </table:table-cell>
          <table:table-cell office:value-type="float" office:value="6.59907" calcext:value-type="float">
            <text:p>6.5990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1153" calcext:value-type="float">
            <text:p>1.41153</text:p>
          </table:table-cell>
          <table:table-cell office:value-type="float" office:value="2.09197" calcext:value-type="float">
            <text:p>2.09197</text:p>
          </table:table-cell>
          <table:table-cell office:value-type="float" office:value="0.006195" calcext:value-type="float">
            <text:p>0.006195</text:p>
          </table:table-cell>
          <table:table-cell office:value-type="float" office:value="2569879" calcext:value-type="float">
            <text:p>2569879</text:p>
          </table:table-cell>
          <table:table-cell office:value-type="float" office:value="3.10274" calcext:value-type="float">
            <text:p>3.10274</text:p>
          </table:table-cell>
          <table:table-cell office:value-type="float" office:value="6.77427" calcext:value-type="float">
            <text:p>6.774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4468" calcext:value-type="float">
            <text:p>1.44468</text:p>
          </table:table-cell>
          <table:table-cell office:value-type="float" office:value="2.12415" calcext:value-type="float">
            <text:p>2.12415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2645697" calcext:value-type="float">
            <text:p>2645697</text:p>
          </table:table-cell>
          <table:table-cell office:value-type="float" office:value="3.20477" calcext:value-type="float">
            <text:p>3.20477</text:p>
          </table:table-cell>
          <table:table-cell office:value-type="float" office:value="6.94416" calcext:value-type="float">
            <text:p>6.944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50169" calcext:value-type="float">
            <text:p>1.50169</text:p>
          </table:table-cell>
          <table:table-cell office:value-type="float" office:value="2.16266" calcext:value-type="float">
            <text:p>2.16266</text:p>
          </table:table-cell>
          <table:table-cell office:value-type="float" office:value="0.007541" calcext:value-type="float">
            <text:p>0.007541</text:p>
          </table:table-cell>
          <table:table-cell office:value-type="float" office:value="2721409" calcext:value-type="float">
            <text:p>2721409</text:p>
          </table:table-cell>
          <table:table-cell office:value-type="float" office:value="3.59788" calcext:value-type="float">
            <text:p>3.59788</text:p>
          </table:table-cell>
          <table:table-cell office:value-type="float" office:value="7.44471" calcext:value-type="float">
            <text:p>7.4447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58027" calcext:value-type="float">
            <text:p>1.58027</text:p>
          </table:table-cell>
          <table:table-cell office:value-type="float" office:value="2.27587" calcext:value-type="float">
            <text:p>2.27587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2797027" calcext:value-type="float">
            <text:p>2797027</text:p>
          </table:table-cell>
          <table:table-cell office:value-type="float" office:value="3.48306" calcext:value-type="float">
            <text:p>3.48306</text:p>
          </table:table-cell>
          <table:table-cell office:value-type="float" office:value="7.51202" calcext:value-type="float">
            <text:p>7.5120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62333" calcext:value-type="float">
            <text:p>1.62333</text:p>
          </table:table-cell>
          <table:table-cell office:value-type="float" office:value="2.31239" calcext:value-type="float">
            <text:p>2.31239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2872546" calcext:value-type="float">
            <text:p>2872546</text:p>
          </table:table-cell>
          <table:table-cell office:value-type="float" office:value="3.60109" calcext:value-type="float">
            <text:p>3.60109</text:p>
          </table:table-cell>
          <table:table-cell office:value-type="float" office:value="7.7173" calcext:value-type="float">
            <text:p>7.717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61894" calcext:value-type="float">
            <text:p>1.61894</text:p>
          </table:table-cell>
          <table:table-cell office:value-type="float" office:value="2.33235" calcext:value-type="float">
            <text:p>2.33235</text:p>
          </table:table-cell>
          <table:table-cell office:value-type="float" office:value="0.007369" calcext:value-type="float">
            <text:p>0.007369</text:p>
          </table:table-cell>
          <table:table-cell office:value-type="float" office:value="2947953" calcext:value-type="float">
            <text:p>2947953</text:p>
          </table:table-cell>
          <table:table-cell office:value-type="float" office:value="3.63406" calcext:value-type="float">
            <text:p>3.63406</text:p>
          </table:table-cell>
          <table:table-cell office:value-type="float" office:value="7.76781" calcext:value-type="float">
            <text:p>7.7678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74059" calcext:value-type="float">
            <text:p>1.74059</text:p>
          </table:table-cell>
          <table:table-cell office:value-type="float" office:value="2.36908" calcext:value-type="float">
            <text:p>2.36908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3023272" calcext:value-type="float">
            <text:p>3023272</text:p>
          </table:table-cell>
          <table:table-cell office:value-type="float" office:value="3.69915" calcext:value-type="float">
            <text:p>3.69915</text:p>
          </table:table-cell>
          <table:table-cell office:value-type="float" office:value="7.992" calcext:value-type="float">
            <text:p>7.9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66884" calcext:value-type="float">
            <text:p>1.66884</text:p>
          </table:table-cell>
          <table:table-cell office:value-type="float" office:value="2.29251" calcext:value-type="float">
            <text:p>2.29251</text:p>
          </table:table-cell>
          <table:table-cell office:value-type="float" office:value="0.006732" calcext:value-type="float">
            <text:p>0.006732</text:p>
          </table:table-cell>
          <table:table-cell office:value-type="float" office:value="3098487" calcext:value-type="float">
            <text:p>3098487</text:p>
          </table:table-cell>
          <table:table-cell office:value-type="float" office:value="3.80958" calcext:value-type="float">
            <text:p>3.80958</text:p>
          </table:table-cell>
          <table:table-cell office:value-type="float" office:value="7.95358" calcext:value-type="float">
            <text:p>7.9535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7296" calcext:value-type="float">
            <text:p>1.7296</text:p>
          </table:table-cell>
          <table:table-cell office:value-type="float" office:value="2.341" calcext:value-type="float">
            <text:p>2.341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3173612" calcext:value-type="float">
            <text:p>3173612</text:p>
          </table:table-cell>
          <table:table-cell office:value-type="float" office:value="3.91127" calcext:value-type="float">
            <text:p>3.91127</text:p>
          </table:table-cell>
          <table:table-cell office:value-type="float" office:value="8.17724" calcext:value-type="float">
            <text:p>8.1772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79702" calcext:value-type="float">
            <text:p>1.79702</text:p>
          </table:table-cell>
          <table:table-cell office:value-type="float" office:value="2.40781" calcext:value-type="float">
            <text:p>2.40781</text:p>
          </table:table-cell>
          <table:table-cell office:value-type="float" office:value="0.006847" calcext:value-type="float">
            <text:p>0.006847</text:p>
          </table:table-cell>
          <table:table-cell office:value-type="float" office:value="3248620" calcext:value-type="float">
            <text:p>3248620</text:p>
          </table:table-cell>
          <table:table-cell office:value-type="float" office:value="3.94347" calcext:value-type="float">
            <text:p>3.94347</text:p>
          </table:table-cell>
          <table:table-cell office:value-type="float" office:value="8.34181" calcext:value-type="float">
            <text:p>8.3418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80127" calcext:value-type="float">
            <text:p>1.80127</text:p>
          </table:table-cell>
          <table:table-cell office:value-type="float" office:value="2.44116" calcext:value-type="float">
            <text:p>2.44116</text:p>
          </table:table-cell>
          <table:table-cell office:value-type="float" office:value="0.008489" calcext:value-type="float">
            <text:p>0.008489</text:p>
          </table:table-cell>
          <table:table-cell office:value-type="float" office:value="3323539" calcext:value-type="float">
            <text:p>3323539</text:p>
          </table:table-cell>
          <table:table-cell office:value-type="float" office:value="4.06118" calcext:value-type="float">
            <text:p>4.06118</text:p>
          </table:table-cell>
          <table:table-cell office:value-type="float" office:value="8.49465" calcext:value-type="float">
            <text:p>8.494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85393" calcext:value-type="float">
            <text:p>1.85393</text:p>
          </table:table-cell>
          <table:table-cell office:value-type="float" office:value="2.49986" calcext:value-type="float">
            <text:p>2.49986</text:p>
          </table:table-cell>
          <table:table-cell office:value-type="float" office:value="0.007421" calcext:value-type="float">
            <text:p>0.007421</text:p>
          </table:table-cell>
          <table:table-cell office:value-type="float" office:value="3398353" calcext:value-type="float">
            <text:p>3398353</text:p>
          </table:table-cell>
          <table:table-cell office:value-type="float" office:value="4.19159" calcext:value-type="float">
            <text:p>4.19159</text:p>
          </table:table-cell>
          <table:table-cell office:value-type="float" office:value="8.75092" calcext:value-type="float">
            <text:p>8.750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87956" calcext:value-type="float">
            <text:p>1.87956</text:p>
          </table:table-cell>
          <table:table-cell office:value-type="float" office:value="2.56362" calcext:value-type="float">
            <text:p>2.56362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3473070" calcext:value-type="float">
            <text:p>3473070</text:p>
          </table:table-cell>
          <table:table-cell office:value-type="float" office:value="4.27641" calcext:value-type="float">
            <text:p>4.27641</text:p>
          </table:table-cell>
          <table:table-cell office:value-type="float" office:value="8.92341" calcext:value-type="float">
            <text:p>8.923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93517" calcext:value-type="float">
            <text:p>1.93517</text:p>
          </table:table-cell>
          <table:table-cell office:value-type="float" office:value="2.4656" calcext:value-type="float">
            <text:p>2.4656</text:p>
          </table:table-cell>
          <table:table-cell office:value-type="float" office:value="0.007446" calcext:value-type="float">
            <text:p>0.007446</text:p>
          </table:table-cell>
          <table:table-cell office:value-type="float" office:value="3547680" calcext:value-type="float">
            <text:p>3547680</text:p>
          </table:table-cell>
          <table:table-cell office:value-type="float" office:value="4.39456" calcext:value-type="float">
            <text:p>4.39456</text:p>
          </table:table-cell>
          <table:table-cell office:value-type="float" office:value="8.99788" calcext:value-type="float">
            <text:p>8.9978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03708" calcext:value-type="float">
            <text:p>2.03708</text:p>
          </table:table-cell>
          <table:table-cell office:value-type="float" office:value="2.54828" calcext:value-type="float">
            <text:p>2.54828</text:p>
          </table:table-cell>
          <table:table-cell office:value-type="float" office:value="0.00732" calcext:value-type="float">
            <text:p>0.00732</text:p>
          </table:table-cell>
          <table:table-cell office:value-type="float" office:value="3622198" calcext:value-type="float">
            <text:p>3622198</text:p>
          </table:table-cell>
          <table:table-cell office:value-type="float" office:value="4.55911" calcext:value-type="float">
            <text:p>4.55911</text:p>
          </table:table-cell>
          <table:table-cell office:value-type="float" office:value="9.35526" calcext:value-type="float">
            <text:p>9.3552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05016" calcext:value-type="float">
            <text:p>2.05016</text:p>
          </table:table-cell>
          <table:table-cell office:value-type="float" office:value="2.58767" calcext:value-type="float">
            <text:p>2.58767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3696618" calcext:value-type="float">
            <text:p>3696618</text:p>
          </table:table-cell>
          <table:table-cell office:value-type="float" office:value="4.53095" calcext:value-type="float">
            <text:p>4.53095</text:p>
          </table:table-cell>
          <table:table-cell office:value-type="float" office:value="9.37273" calcext:value-type="float">
            <text:p>9.372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03027" calcext:value-type="float">
            <text:p>2.03027</text:p>
          </table:table-cell>
          <table:table-cell office:value-type="float" office:value="2.59763" calcext:value-type="float">
            <text:p>2.59763</text:p>
          </table:table-cell>
          <table:table-cell office:value-type="float" office:value="0.007624" calcext:value-type="float">
            <text:p>0.007624</text:p>
          </table:table-cell>
          <table:table-cell office:value-type="float" office:value="3770933" calcext:value-type="float">
            <text:p>3770933</text:p>
          </table:table-cell>
          <table:table-cell office:value-type="float" office:value="4.65814" calcext:value-type="float">
            <text:p>4.65814</text:p>
          </table:table-cell>
          <table:table-cell office:value-type="float" office:value="9.49301" calcext:value-type="float">
            <text:p>9.493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07343" calcext:value-type="float">
            <text:p>2.07343</text:p>
          </table:table-cell>
          <table:table-cell office:value-type="float" office:value="2.72609" calcext:value-type="float">
            <text:p>2.72609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3845151" calcext:value-type="float">
            <text:p>3845151</text:p>
          </table:table-cell>
          <table:table-cell office:value-type="float" office:value="5.02489" calcext:value-type="float">
            <text:p>5.02489</text:p>
          </table:table-cell>
          <table:table-cell office:value-type="float" office:value="10.0508" calcext:value-type="float">
            <text:p>10.05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.16902" calcext:value-type="float">
            <text:p>2.16902</text:p>
          </table:table-cell>
          <table:table-cell office:value-type="float" office:value="2.71196" calcext:value-type="float">
            <text:p>2.71196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3919265" calcext:value-type="float">
            <text:p>3919265</text:p>
          </table:table-cell>
          <table:table-cell office:value-type="float" office:value="4.92051" calcext:value-type="float">
            <text:p>4.92051</text:p>
          </table:table-cell>
          <table:table-cell office:value-type="float" office:value="10.0192" calcext:value-type="float">
            <text:p>10.01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12546" calcext:value-type="float">
            <text:p>2.12546</text:p>
          </table:table-cell>
          <table:table-cell office:value-type="float" office:value="2.69555" calcext:value-type="float">
            <text:p>2.69555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3993289" calcext:value-type="float">
            <text:p>3993289</text:p>
          </table:table-cell>
          <table:table-cell office:value-type="float" office:value="4.99063" calcext:value-type="float">
            <text:p>4.99063</text:p>
          </table:table-cell>
          <table:table-cell office:value-type="float" office:value="10.0247" calcext:value-type="float">
            <text:p>10.024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20306" calcext:value-type="float">
            <text:p>2.20306</text:p>
          </table:table-cell>
          <table:table-cell office:value-type="float" office:value="2.64302" calcext:value-type="float">
            <text:p>2.64302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4067196" calcext:value-type="float">
            <text:p>4067196</text:p>
          </table:table-cell>
          <table:table-cell office:value-type="float" office:value="5.06953" calcext:value-type="float">
            <text:p>5.06953</text:p>
          </table:table-cell>
          <table:table-cell office:value-type="float" office:value="10.1404" calcext:value-type="float">
            <text:p>10.140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29031" calcext:value-type="float">
            <text:p>2.29031</text:p>
          </table:table-cell>
          <table:table-cell office:value-type="float" office:value="2.73321" calcext:value-type="float">
            <text:p>2.73321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4141014" calcext:value-type="float">
            <text:p>4141014</text:p>
          </table:table-cell>
          <table:table-cell office:value-type="float" office:value="5.17796" calcext:value-type="float">
            <text:p>5.17796</text:p>
          </table:table-cell>
          <table:table-cell office:value-type="float" office:value="10.422" calcext:value-type="float">
            <text:p>10.4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27744" calcext:value-type="float">
            <text:p>2.27744</text:p>
          </table:table-cell>
          <table:table-cell office:value-type="float" office:value="2.77922" calcext:value-type="float">
            <text:p>2.77922</text:p>
          </table:table-cell>
          <table:table-cell office:value-type="float" office:value="0.00762" calcext:value-type="float">
            <text:p>0.00762</text:p>
          </table:table-cell>
          <table:table-cell office:value-type="float" office:value="4214730" calcext:value-type="float">
            <text:p>4214730</text:p>
          </table:table-cell>
          <table:table-cell office:value-type="float" office:value="5.20314" calcext:value-type="float">
            <text:p>5.20314</text:p>
          </table:table-cell>
          <table:table-cell office:value-type="float" office:value="10.5481" calcext:value-type="float">
            <text:p>10.548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31527" calcext:value-type="float">
            <text:p>2.31527</text:p>
          </table:table-cell>
          <table:table-cell office:value-type="float" office:value="2.88769" calcext:value-type="float">
            <text:p>2.88769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4288351" calcext:value-type="float">
            <text:p>4288351</text:p>
          </table:table-cell>
          <table:table-cell office:value-type="float" office:value="5.30287" calcext:value-type="float">
            <text:p>5.30287</text:p>
          </table:table-cell>
          <table:table-cell office:value-type="float" office:value="10.7874" calcext:value-type="float">
            <text:p>10.78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36" calcext:value-type="float">
            <text:p>2.36</text:p>
          </table:table-cell>
          <table:table-cell office:value-type="float" office:value="2.86336" calcext:value-type="float">
            <text:p>2.86336</text:p>
          </table:table-cell>
          <table:table-cell office:value-type="float" office:value="0.007486" calcext:value-type="float">
            <text:p>0.007486</text:p>
          </table:table-cell>
          <table:table-cell office:value-type="float" office:value="4361857" calcext:value-type="float">
            <text:p>4361857</text:p>
          </table:table-cell>
          <table:table-cell office:value-type="float" office:value="5.36717" calcext:value-type="float">
            <text:p>5.36717</text:p>
          </table:table-cell>
          <table:table-cell office:value-type="float" office:value="10.8845" calcext:value-type="float">
            <text:p>10.88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40496" calcext:value-type="float">
            <text:p>2.40496</text:p>
          </table:table-cell>
          <table:table-cell office:value-type="float" office:value="2.93825" calcext:value-type="float">
            <text:p>2.93825</text:p>
          </table:table-cell>
          <table:table-cell office:value-type="float" office:value="0.008073" calcext:value-type="float">
            <text:p>0.008073</text:p>
          </table:table-cell>
          <table:table-cell office:value-type="float" office:value="4435268" calcext:value-type="float">
            <text:p>4435268</text:p>
          </table:table-cell>
          <table:table-cell office:value-type="float" office:value="5.52415" calcext:value-type="float">
            <text:p>5.52415</text:p>
          </table:table-cell>
          <table:table-cell office:value-type="float" office:value="11.1562" calcext:value-type="float">
            <text:p>11.15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44219" calcext:value-type="float">
            <text:p>2.44219</text:p>
          </table:table-cell>
          <table:table-cell office:value-type="float" office:value="3.01575" calcext:value-type="float">
            <text:p>3.01575</text:p>
          </table:table-cell>
          <table:table-cell office:value-type="float" office:value="0.00795" calcext:value-type="float">
            <text:p>0.00795</text:p>
          </table:table-cell>
          <table:table-cell office:value-type="float" office:value="4508589" calcext:value-type="float">
            <text:p>4508589</text:p>
          </table:table-cell>
          <table:table-cell office:value-type="float" office:value="5.58917" calcext:value-type="float">
            <text:p>5.58917</text:p>
          </table:table-cell>
          <table:table-cell office:value-type="float" office:value="11.338" calcext:value-type="float">
            <text:p>11.33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47243" calcext:value-type="float">
            <text:p>2.47243</text:p>
          </table:table-cell>
          <table:table-cell office:value-type="float" office:value="3.01563" calcext:value-type="float">
            <text:p>3.01563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4581805" calcext:value-type="float">
            <text:p>4581805</text:p>
          </table:table-cell>
          <table:table-cell office:value-type="float" office:value="5.76596" calcext:value-type="float">
            <text:p>5.76596</text:p>
          </table:table-cell>
          <table:table-cell office:value-type="float" office:value="11.5547" calcext:value-type="float">
            <text:p>11.554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55086" calcext:value-type="float">
            <text:p>2.55086</text:p>
          </table:table-cell>
          <table:table-cell office:value-type="float" office:value="3.0992" calcext:value-type="float">
            <text:p>3.0992</text:p>
          </table:table-cell>
          <table:table-cell office:value-type="float" office:value="0.007729" calcext:value-type="float">
            <text:p>0.007729</text:p>
          </table:table-cell>
          <table:table-cell office:value-type="float" office:value="4654927" calcext:value-type="float">
            <text:p>4654927</text:p>
          </table:table-cell>
          <table:table-cell office:value-type="float" office:value="5.83399" calcext:value-type="float">
            <text:p>5.83399</text:p>
          </table:table-cell>
          <table:table-cell office:value-type="float" office:value="11.787" calcext:value-type="float">
            <text:p>11.78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54257" calcext:value-type="float">
            <text:p>2.54257</text:p>
          </table:table-cell>
          <table:table-cell office:value-type="float" office:value="3.08406" calcext:value-type="float">
            <text:p>3.08406</text:p>
          </table:table-cell>
          <table:table-cell office:value-type="float" office:value="0.008094" calcext:value-type="float">
            <text:p>0.008094</text:p>
          </table:table-cell>
          <table:table-cell office:value-type="float" office:value="4727943" calcext:value-type="float">
            <text:p>4727943</text:p>
          </table:table-cell>
          <table:table-cell office:value-type="float" office:value="5.88075" calcext:value-type="float">
            <text:p>5.88075</text:p>
          </table:table-cell>
          <table:table-cell office:value-type="float" office:value="11.8091" calcext:value-type="float">
            <text:p>11.809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8975" calcext:value-type="float">
            <text:p>2.58975</text:p>
          </table:table-cell>
          <table:table-cell office:value-type="float" office:value="3.08241" calcext:value-type="float">
            <text:p>3.08241</text:p>
          </table:table-cell>
          <table:table-cell office:value-type="float" office:value="0.010756" calcext:value-type="float">
            <text:p>0.010756</text:p>
          </table:table-cell>
          <table:table-cell office:value-type="float" office:value="4800851" calcext:value-type="float">
            <text:p>4800851</text:p>
          </table:table-cell>
          <table:table-cell office:value-type="float" office:value="5.96341" calcext:value-type="float">
            <text:p>5.96341</text:p>
          </table:table-cell>
          <table:table-cell office:value-type="float" office:value="11.9387" calcext:value-type="float">
            <text:p>11.938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63699" calcext:value-type="float">
            <text:p>2.63699</text:p>
          </table:table-cell>
          <table:table-cell office:value-type="float" office:value="3.13919" calcext:value-type="float">
            <text:p>3.13919</text:p>
          </table:table-cell>
          <table:table-cell office:value-type="float" office:value="0.007641" calcext:value-type="float">
            <text:p>0.007641</text:p>
          </table:table-cell>
          <table:table-cell office:value-type="float" office:value="4873666" calcext:value-type="float">
            <text:p>4873666</text:p>
          </table:table-cell>
          <table:table-cell office:value-type="float" office:value="6.09135" calcext:value-type="float">
            <text:p>6.09135</text:p>
          </table:table-cell>
          <table:table-cell office:value-type="float" office:value="12.1774" calcext:value-type="float">
            <text:p>12.17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63756" calcext:value-type="float">
            <text:p>2.63756</text:p>
          </table:table-cell>
          <table:table-cell office:value-type="float" office:value="3.18673" calcext:value-type="float">
            <text:p>3.18673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4946401" calcext:value-type="float">
            <text:p>4946401</text:p>
          </table:table-cell>
          <table:table-cell office:value-type="float" office:value="6.17848" calcext:value-type="float">
            <text:p>6.17848</text:p>
          </table:table-cell>
          <table:table-cell office:value-type="float" office:value="12.315" calcext:value-type="float">
            <text:p>12.3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70583" calcext:value-type="float">
            <text:p>2.70583</text:p>
          </table:table-cell>
          <table:table-cell office:value-type="float" office:value="3.18544" calcext:value-type="float">
            <text:p>3.18544</text:p>
          </table:table-cell>
          <table:table-cell office:value-type="float" office:value="0.008082" calcext:value-type="float">
            <text:p>0.008082</text:p>
          </table:table-cell>
          <table:table-cell office:value-type="float" office:value="5019020" calcext:value-type="float">
            <text:p>5019020</text:p>
          </table:table-cell>
          <table:table-cell office:value-type="float" office:value="6.32414" calcext:value-type="float">
            <text:p>6.32414</text:p>
          </table:table-cell>
          <table:table-cell office:value-type="float" office:value="12.5242" calcext:value-type="float">
            <text:p>12.524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73057" calcext:value-type="float">
            <text:p>2.73057</text:p>
          </table:table-cell>
          <table:table-cell office:value-type="float" office:value="3.18966" calcext:value-type="float">
            <text:p>3.18966</text:p>
          </table:table-cell>
          <table:table-cell office:value-type="float" office:value="0.009088" calcext:value-type="float">
            <text:p>0.009088</text:p>
          </table:table-cell>
          <table:table-cell office:value-type="float" office:value="5091521" calcext:value-type="float">
            <text:p>5091521</text:p>
          </table:table-cell>
          <table:table-cell office:value-type="float" office:value="6.42585" calcext:value-type="float">
            <text:p>6.42585</text:p>
          </table:table-cell>
          <table:table-cell office:value-type="float" office:value="12.664" calcext:value-type="float">
            <text:p>12.66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77971" calcext:value-type="float">
            <text:p>2.77971</text:p>
          </table:table-cell>
          <table:table-cell office:value-type="float" office:value="3.36872" calcext:value-type="float">
            <text:p>3.36872</text:p>
          </table:table-cell>
          <table:table-cell office:value-type="float" office:value="0.009879" calcext:value-type="float">
            <text:p>0.009879</text:p>
          </table:table-cell>
          <table:table-cell office:value-type="float" office:value="5163937" calcext:value-type="float">
            <text:p>5163937</text:p>
          </table:table-cell>
          <table:table-cell office:value-type="float" office:value="6.5461" calcext:value-type="float">
            <text:p>6.5461</text:p>
          </table:table-cell>
          <table:table-cell office:value-type="float" office:value="13.0171" calcext:value-type="float">
            <text:p>13.017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8611" calcext:value-type="float">
            <text:p>2.8611</text:p>
          </table:table-cell>
          <table:table-cell office:value-type="float" office:value="3.24978" calcext:value-type="float">
            <text:p>3.24978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5236268" calcext:value-type="float">
            <text:p>5236268</text:p>
          </table:table-cell>
          <table:table-cell office:value-type="float" office:value="6.61072" calcext:value-type="float">
            <text:p>6.61072</text:p>
          </table:table-cell>
          <table:table-cell office:value-type="float" office:value="13.0383" calcext:value-type="float">
            <text:p>13.03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89223" calcext:value-type="float">
            <text:p>2.89223</text:p>
          </table:table-cell>
          <table:table-cell office:value-type="float" office:value="3.3651" calcext:value-type="float">
            <text:p>3.3651</text:p>
          </table:table-cell>
          <table:table-cell office:value-type="float" office:value="0.008292" calcext:value-type="float">
            <text:p>0.008292</text:p>
          </table:table-cell>
          <table:table-cell office:value-type="float" office:value="5308471" calcext:value-type="float">
            <text:p>5308471</text:p>
          </table:table-cell>
          <table:table-cell office:value-type="float" office:value="6.72074" calcext:value-type="float">
            <text:p>6.72074</text:p>
          </table:table-cell>
          <table:table-cell office:value-type="float" office:value="13.2961" calcext:value-type="float">
            <text:p>13.296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91722" calcext:value-type="float">
            <text:p>2.91722</text:p>
          </table:table-cell>
          <table:table-cell office:value-type="float" office:value="3.4008" calcext:value-type="float">
            <text:p>3.4008</text:p>
          </table:table-cell>
          <table:table-cell office:value-type="float" office:value="0.008068" calcext:value-type="float">
            <text:p>0.008068</text:p>
          </table:table-cell>
          <table:table-cell office:value-type="float" office:value="5380590" calcext:value-type="float">
            <text:p>5380590</text:p>
          </table:table-cell>
          <table:table-cell office:value-type="float" office:value="6.78795" calcext:value-type="float">
            <text:p>6.78795</text:p>
          </table:table-cell>
          <table:table-cell office:value-type="float" office:value="13.434" calcext:value-type="float">
            <text:p>13.43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9185" calcext:value-type="float">
            <text:p>2.9185</text:p>
          </table:table-cell>
          <table:table-cell office:value-type="float" office:value="3.33985" calcext:value-type="float">
            <text:p>3.33985</text:p>
          </table:table-cell>
          <table:table-cell office:value-type="float" office:value="0.0086" calcext:value-type="float">
            <text:p>0.0086</text:p>
          </table:table-cell>
          <table:table-cell office:value-type="float" office:value="5452616" calcext:value-type="float">
            <text:p>5452616</text:p>
          </table:table-cell>
          <table:table-cell office:value-type="float" office:value="6.91895" calcext:value-type="float">
            <text:p>6.91895</text:p>
          </table:table-cell>
          <table:table-cell office:value-type="float" office:value="13.5031" calcext:value-type="float">
            <text:p>13.50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93156" calcext:value-type="float">
            <text:p>2.93156</text:p>
          </table:table-cell>
          <table:table-cell office:value-type="float" office:value="3.48152" calcext:value-type="float">
            <text:p>3.48152</text:p>
          </table:table-cell>
          <table:table-cell office:value-type="float" office:value="0.009017" calcext:value-type="float">
            <text:p>0.009017</text:p>
          </table:table-cell>
          <table:table-cell office:value-type="float" office:value="5524519" calcext:value-type="float">
            <text:p>5524519</text:p>
          </table:table-cell>
          <table:table-cell office:value-type="float" office:value="7.02407" calcext:value-type="float">
            <text:p>7.02407</text:p>
          </table:table-cell>
          <table:table-cell office:value-type="float" office:value="13.7628" calcext:value-type="float">
            <text:p>13.762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01531" calcext:value-type="float">
            <text:p>3.01531</text:p>
          </table:table-cell>
          <table:table-cell office:value-type="float" office:value="3.52924" calcext:value-type="float">
            <text:p>3.52924</text:p>
          </table:table-cell>
          <table:table-cell office:value-type="float" office:value="0.008372" calcext:value-type="float">
            <text:p>0.008372</text:p>
          </table:table-cell>
          <table:table-cell office:value-type="float" office:value="5596336" calcext:value-type="float">
            <text:p>5596336</text:p>
          </table:table-cell>
          <table:table-cell office:value-type="float" office:value="7.11433" calcext:value-type="float">
            <text:p>7.11433</text:p>
          </table:table-cell>
          <table:table-cell office:value-type="float" office:value="13.9906" calcext:value-type="float">
            <text:p>13.990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08071" calcext:value-type="float">
            <text:p>3.08071</text:p>
          </table:table-cell>
          <table:table-cell office:value-type="float" office:value="3.56386" calcext:value-type="float">
            <text:p>3.56386</text:p>
          </table:table-cell>
          <table:table-cell office:value-type="float" office:value="0.009097" calcext:value-type="float">
            <text:p>0.009097</text:p>
          </table:table-cell>
          <table:table-cell office:value-type="float" office:value="5668066" calcext:value-type="float">
            <text:p>5668066</text:p>
          </table:table-cell>
          <table:table-cell office:value-type="float" office:value="7.22316" calcext:value-type="float">
            <text:p>7.22316</text:p>
          </table:table-cell>
          <table:table-cell office:value-type="float" office:value="14.2061" calcext:value-type="float">
            <text:p>14.206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12661" calcext:value-type="float">
            <text:p>3.12661</text:p>
          </table:table-cell>
          <table:table-cell office:value-type="float" office:value="3.51955" calcext:value-type="float">
            <text:p>3.51955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5739670" calcext:value-type="float">
            <text:p>5739670</text:p>
          </table:table-cell>
          <table:table-cell office:value-type="float" office:value="7.25841" calcext:value-type="float">
            <text:p>7.25841</text:p>
          </table:table-cell>
          <table:table-cell office:value-type="float" office:value="14.2464" calcext:value-type="float">
            <text:p>14.246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14357" calcext:value-type="float">
            <text:p>3.14357</text:p>
          </table:table-cell>
          <table:table-cell office:value-type="float" office:value="3.56514" calcext:value-type="float">
            <text:p>3.56514</text:p>
          </table:table-cell>
          <table:table-cell office:value-type="float" office:value="0.008443" calcext:value-type="float">
            <text:p>0.008443</text:p>
          </table:table-cell>
          <table:table-cell office:value-type="float" office:value="5811187" calcext:value-type="float">
            <text:p>5811187</text:p>
          </table:table-cell>
          <table:table-cell office:value-type="float" office:value="7.41559" calcext:value-type="float">
            <text:p>7.41559</text:p>
          </table:table-cell>
          <table:table-cell office:value-type="float" office:value="14.4604" calcext:value-type="float">
            <text:p>14.460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22732" calcext:value-type="float">
            <text:p>3.22732</text:p>
          </table:table-cell>
          <table:table-cell office:value-type="float" office:value="3.62276" calcext:value-type="float">
            <text:p>3.62276</text:p>
          </table:table-cell>
          <table:table-cell office:value-type="float" office:value="0.00902" calcext:value-type="float">
            <text:p>0.00902</text:p>
          </table:table-cell>
          <table:table-cell office:value-type="float" office:value="5882608" calcext:value-type="float">
            <text:p>5882608</text:p>
          </table:table-cell>
          <table:table-cell office:value-type="float" office:value="7.52015" calcext:value-type="float">
            <text:p>7.52015</text:p>
          </table:table-cell>
          <table:table-cell office:value-type="float" office:value="14.7144" calcext:value-type="float">
            <text:p>14.714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23163" calcext:value-type="float">
            <text:p>3.23163</text:p>
          </table:table-cell>
          <table:table-cell office:value-type="float" office:value="3.59269" calcext:value-type="float">
            <text:p>3.59269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5953919" calcext:value-type="float">
            <text:p>5953919</text:p>
          </table:table-cell>
          <table:table-cell office:value-type="float" office:value="7.62241" calcext:value-type="float">
            <text:p>7.62241</text:p>
          </table:table-cell>
          <table:table-cell office:value-type="float" office:value="14.7947" calcext:value-type="float">
            <text:p>14.794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29587" calcext:value-type="float">
            <text:p>3.29587</text:p>
          </table:table-cell>
          <table:table-cell office:value-type="float" office:value="3.61267" calcext:value-type="float">
            <text:p>3.61267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6025140" calcext:value-type="float">
            <text:p>6025140</text:p>
          </table:table-cell>
          <table:table-cell office:value-type="float" office:value="7.6797" calcext:value-type="float">
            <text:p>7.6797</text:p>
          </table:table-cell>
          <table:table-cell office:value-type="float" office:value="14.9366" calcext:value-type="float">
            <text:p>14.9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1:36:17.593477729</meta:creation-date>
    <dc:date>2019-06-13T11:37:07.058557043</dc:date>
    <meta:editing-duration>PT49S</meta:editing-duration>
    <meta:editing-cycles>1</meta:editing-cycles>
    <meta:document-statistic meta:table-count="1" meta:cell-count="539" meta:object-count="0"/>
    <meta:generator>LibreOffice/6.0.7.3$Linux_X86_64 LibreOffice_project/00m0$Build-3</meta:generator>
  </office:meta>
</office:document-meta>
</file>